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3-02_13-59-2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3-02_15-30-33_000.jpg</text:p>
          </table:table-cell>
          <table:table-cell table:style-name="ce26" office:value-type="string">
            <text:p>:m #*# RES / free# S87DP9 記事読み / id=--(browser=yan) / media=ei / theme=パレスチナ：ガザ：拘留：釈放,content=Ahmed-Abu-Jazal,w=PCHR:palestine-center-for-human-rights / genre=~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3-02_16-02-28_000.jpg</text:p>
          </table:table-cell>
          <table:table-cell table:style-name="ce26" office:value-type="string">
            <text:p>:m #*# RES / JVEMV6 64#244_nakata_logic / 『イスラームのロジック』 著者=中田考,校注=~ / p.207 / w=援助者；アブー・バクル；正統カリフ；ウマル,topic=イスラム神学,publisher=~,other=図式＋：初めのカリフたち、４代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JVEMV6 64#244_nakata_logic / 『イスラームのロジック』 著者=中田考,校注=~ / p.207 / w=援助者；アブー・バクル；正統カリフ；ウマル,topic=イスラム神学,publisher=~,other=図式＋：初めのカリフたち、４代">
            <text:p>:m #*# RES / JVEMV6 64#244_nakata_logic / 『イスラームのロジック』 著者=中田考,校注=~ / p.207 / w=援助者；アブー・バクル；正統カリフ；ウマル,topic=イスラム神学,publisher=~,other=図式＋：初めのカリフたち、４代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3-02_17-09-25_000.jpg</text:p>
          </table:table-cell>
          <table:table-cell table:style-name="ce26" office:value-type="string">
            <text:p>:m 1*2 RES / JVEMV6 64#243_sosuu / 『素数入門』 著者=芹沢正三,校注=~ / p.78 / w=~,topic=等差数列：総和,publisher=~,other=３乗和：隣り合う数の、３乗。差；q+:q-id.RQ2I(new):隣り合う数の、３乗。差：の、微分：y`=0となるときの、xの値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1*2 RES / JVEMV6 64#243_sosuu / 『素数入門』 著者=芹沢正三,校注=~ / p.78 / w=~,topic=等差数列：総和,publisher=~,other=３乗和：隣り合う数の、３乗。差；q+:q-id.RQ2I(new):隣り合う数の、３乗。差：の、微分：y`=0となるときの、xの値。">
            <text:p>:m 1*2 RES / JVEMV6 64#243_sosuu / 『素数入門』 著者=芹沢正三,校注=~ / p.78 / w=~,topic=等差数列：総和,publisher=~,other=３乗和：隣り合う数の、３乗。差；q+:q-id.RQ2I(new):隣り合う数の、３乗。差：の、微分：y`=0となるときの、xの値。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3-02_17-09-38_000.jpg</text:p>
          </table:table-cell>
          <table:table-cell table:style-name="ce26" office:value-type="string">
            <text:p>:m 2*2 RES / JVEMV6 64#243_sosuu / 『素数入門』 著者=芹沢正三,校注=~ / p.78 / w=~,topic=３の倍数：群かどうか；(-1)x(-1)=1:なぜか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2*2 RES / JVEMV6 64#243_sosuu / 『素数入門』 著者=芹沢正三,校注=~ / p.78 / w=~,topic=３の倍数：群かどうか；(-1)x(-1)=1:なぜか,publisher=~,other=">
            <text:p>:m 2*2 RES / JVEMV6 64#243_sosuu / 『素数入門』 著者=芹沢正三,校注=~ / p.78 / w=~,topic=３の倍数：群かどうか；(-1)x(-1)=1:なぜか,publisher=~,other=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3-02_21-33-59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3-03_01-42-35_000.jpg</text:p>
          </table:table-cell>
          <table:table-cell table:style-name="ce26" office:value-type="string">
            <text:p>:m 1-2*3 RES / JVEMV6 64#245_shuukyoo_yamaori_etal / 『日本人の宗教とは何か』 著者=山折哲雄、編著,校注=~ / p.229 / w=蓮如；山科本願寺；,topic=~,publisher=~,other=map+:京都市：山科区；tl+:キリシタン：ザビエル～寺中法度～寺社奉行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1-2*3 RES / JVEMV6 64#245_shuukyoo_yamaori_etal / 『日本人の宗教とは何か』 著者=山折哲雄、編著,校注=~ / p.229 / w=蓮如；山科本願寺；,topic=~,publisher=~,other=map+:京都市：山科区；tl+:キリシタン：ザビエル～寺中法度～寺社奉行">
            <text:p>:m 1-2*3 RES / JVEMV6 64#245_shuukyoo_yamaori_etal / 『日本人の宗教とは何か』 著者=山折哲雄、編著,校注=~ / p.229 / w=蓮如；山科本願寺；,topic=~,publisher=~,other=map+:京都市：山科区；tl+:キリシタン：ザビエル～寺中法度～寺社奉行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3-03_01-42-48_000.jpg</text:p>
          </table:table-cell>
          <table:table-cell table:style-name="ce26" office:value-type="string">
            <text:p>:m 3*3 RES / JVEMV6 64#245_shuukyoo_yamaori_etal / 『日本人の宗教とは何か』 著者=山折哲雄、編著,校注=~ / p.229 / w=本末制度；寺受制度；宗門人別帳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3*3 RES / JVEMV6 64#245_shuukyoo_yamaori_etal / 『日本人の宗教とは何か』 著者=山折哲雄、編著,校注=~ / p.229 / w=本末制度；寺受制度；宗門人別帳,topic=~,publisher=~,other=~">
            <text:p>:m 3*3 RES / JVEMV6 64#245_shuukyoo_yamaori_etal / 『日本人の宗教とは何か』 著者=山折哲雄、編著,校注=~ / p.229 / w=本末制度；寺受制度；宗門人別帳,topic=~,publishe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3-03_02-55-17_000.jpg</text:p>
          </table:table-cell>
          <table:table-cell table:style-name="ce26" office:value-type="string">
            <text:p>:m :PHOTO 寝た時刻 / 2023 / オナニー、未了、duration=30m?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PHOTO 寝た時刻 / 2023 / オナニー、未了、duration=30m?時間ぐらい,other=~">
            <text:p>:m :PHOTO 寝た時刻 / 2023 / オナニー、未了、duration=30m?時間ぐらい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3-03_09-16-2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string">
            <text:p>2023-03-03_12-15-11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67 / w=正力松太郎；後藤新平；,topic=,publisher=~,other=th+;q+:後藤の、正力松太郎への指示の、内容について：在日中国人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RES / JVEMV6 64#218_chosenjin_gyakusatsu / 『関東大震災　「朝鮮人虐殺の真実」』 著者=工藤美代子,校注=~,出版社=産経新聞出版 / p.167 / w=正力松太郎；後藤新平；,topic=,publisher=~,other=th+;q+:後藤の、正力松太郎への指示の、内容について：在日中国人">
            <text:p>:m #*# RES / JVEMV6 64#218_chosenjin_gyakusatsu / 『関東大震災　「朝鮮人虐殺の真実」』 著者=工藤美代子,校注=~,出版社=産経新聞出版 / p.167 / w=正力松太郎；後藤新平；,topic=,publisher=~,other=th+;q+:後藤の、正力松太郎への指示の、内容について：在日中国人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03-03_12-15-40_000.jpg</text:p>
          </table:table-cell>
          <table:table-cell table:style-name="ce26" office:value-type="string">
            <text:p>:m #*# / memo:other(m:other) / topic=習;;字;;, about=,other=,id=~,content=死;援;助;指;名;初;項;差;別;願;寺;秀;吉;慶;弔;署;長;戦;争;藤;後;指;示;刻;印;太;郎;富;坂;塚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/ memo:other(m:other) / topic=習;;字;;, about=,other=,id=~,content=死;援;助;指;名;初;項;差;別;願;寺;秀;吉;慶;弔;署;長;戦;争;藤;後;指;示;刻;印;太;郎;富;坂;塚;">
            <text:p>:m #*# / memo:other(m:other) / topic=習;;字;;, about=,other=,id=~,content=死;援;助;指;名;初;項;差;別;願;寺;秀;吉;慶;弔;署;長;戦;争;藤;後;指;示;刻;印;太;郎;富;坂;塚;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20];CONCATENATE([.C20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3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3">2023/03/03</text:date>, <text:time>12:52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03T12:52:48.42</dc:date>
    <dc:creator>iwabuchi ken</dc:creator>
    <meta:editing-duration>P54DT8H20M57S</meta:editing-duration>
    <meta:editing-cycles>17556</meta:editing-cycles>
    <meta:document-statistic meta:table-count="2" meta:cell-count="921" meta:object-count="0"/>
    <meta:user-defined meta:name="qrichtext">1</meta:user-defined>
  </office:meta>
</office:document-meta>
</file>